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E0000005ECB5F19AD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9.032cm" svg:height="2.258cm" svg:x="6.08cm" svg:y="2.23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4.445cm" svg:height="3.175cm" draw:transform="rotate (-1.57079632679579) translate (12.095cm 4.675cm)">
          <text:p text:style-name="P2"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1" draw:layer="layout" svg:width="15.875cm" svg:height="0.635cm" svg:x="3.04cm" svg:y="10.335cm">
          <draw:image xlink:href="Pictures/100000000000005E0000005ECB5F19AD.jpg" xlink:type="simple" xlink:show="embed" xlink:actuate="onLoad">
            <text:p text:style-name="P2"/>
          </draw:image>
        </draw:frame>
        <draw:frame draw:style-name="gr4" draw:text-style-name="P2" draw:layer="layout" svg:width="8.89cm" svg:height="0.963cm" svg:x="6.18cm" svg:y="1.1cm">
          <draw:text-box>
            <text:p text:style-name="P2">Large Table (&gt;10k points)</text:p>
          </draw:text-box>
        </draw:frame>
        <draw:frame draw:style-name="gr5" draw:layer="layout" svg:width="3.042cm" svg:height="0.963cm" svg:x="9.255cm" svg:y="9.255cm">
          <draw:text-box>
            <text:p text:style-name="P2">.PNG fi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9-08-28T13:52:57</meta:creation-date>
    <dc:date>2009-08-28T15:07:17</dc:date>
    <meta:editing-cycles>1</meta:editing-cycles>
    <meta:editing-duration>PT1H14M19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ce1"/>
        <table:table-row table:style-name="ro1">
          <table:table-cell office:value-type="float" office:value="1">
            <text:p>1</text:p>
          </table:table-cell>
          <table:table-cell office:value-type="float" office:value="0.256">
            <text:p>0.26</text:p>
          </table:table-cell>
          <table:table-cell table:number-columns-repeated="25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number-columns-repeated="25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.25">
            <text:p>13.25</text:p>
          </table:table-cell>
          <table:table-cell table:number-columns-repeated="254"/>
        </table:table-row>
        <table:table-row table:style-name="ro1">
          <table:table-cell office:value-type="string">
            <text:p>...</text:p>
          </table:table-cell>
          <table:table-cell office:value-type="float" office:value="0.01">
            <text:p>0.01</text:p>
          </table:table-cell>
          <table:table-cell table:number-columns-repeated="25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5">
            <text:p>0.05</text:p>
          </table:table-cell>
          <table:table-cell table:number-columns-repeated="254"/>
        </table:table-row>
        <table:table-row table:style-name="ro1" table:number-rows-repeated="6553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8">08/28/2009</text:date>, <text:time>15:0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